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Ligera" style:font-family-generic="modern" style:font-pitch="fixed"/>
    <style:font-face style:name="Source Code Pro Black1" svg:font-family="'Source Code Pro Black'" style:font-family-generic="modern" style:font-pitch="fixed"/>
    <style:font-face style:name="Source Code Pro Black2" svg:font-family="'Source Code Pro Black'" style:font-adornments="Ligera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Tahoma" svg:font-family="Tahoma" style:font-family-generic="system" style:font-pitch="variable"/>
    <style:font-face style:name="XO Oriel" svg:font-family="'XO Oriel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5.014cm" fo:min-width="0.703cm" fo:wrap-option="wrap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fill="none" draw:textarea-vertical-align="middle" draw:auto-grow-height="false" fo:min-height="9.754cm" fo:min-width="0.703cm" fo:wrap-option="wrap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title">
      <style:graphic-properties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outline1">
      <style:graphic-properties fo:min-height="13.25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5.5cm"/>
      <style:paragraph-properties style:writing-mode="lr-tb"/>
    </style:style>
    <style:style style:name="pr11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372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style:font-name="Source Code Pro Black1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T1" style:family="text">
      <style:text-properties fo:color="#000000" loext:opacity="100%" style:font-name="Source Code Pro Black1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75cm" svg:height="4.75cm" svg:x="1cm" svg:y="3cm" presentation:class="title" presentation:user-transformed="true">
          <draw:text-box>
            <text:p>Заметочник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Сделал:Фролов Андрей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Идея</text:p>
          </draw:text-box>
        </draw:frame>
        <draw:frame presentation:style-name="pr5" draw:text-style-name="P1" draw:layer="layout" svg:width="14cm" svg:height="9.716cm" svg:x="0.5cm" svg:y="4cm" presentation:class="outline" presentation:user-transformed="true">
          <draw:text-box>
            <text:list text:style-name="L2">
              <text:list-header>
                <text:p>Мой проект это- заметочник:</text:p>
              </text:list-header>
              <text:list-item>
                <text:p>Он запоминает в бз заметки</text:p>
              </text:list-item>
              <text:list-item>
                <text:p text:style-name="P4">Он удаляет заметки</text:p>
              </text:list-item>
              <text:list-item>
                <text:p text:style-name="P4">Он сохраняет в файл заметки</text:p>
              </text:list-item>
            </text:list>
          </draw:text-box>
        </draw:frame>
        <draw:custom-shape draw:style-name="gr2" draw:text-style-name="P5" draw:layer="layout" svg:width="2.5cm" svg:height="5.5cm" svg:x="13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6" draw:text-style-name="P6" draw:layer="layout" svg:width="9.5cm" svg:height="2.5cm" svg:x="16cm" svg:y="6cm" presentation:class="title" presentation:user-transformed="true">
          <draw:text-box>
            <text:p><text:span text:style-name="T1">Это всё для сохранения и дальнейшей работы с информацией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line draw:style-name="gr3" draw:text-style-name="P5" draw:layer="layout" svg:x1="5cm" svg:y1="5.249cm" svg:x2="6.499cm" svg:y2="5.249cm">
          <text:p/>
        </draw:line>
        <draw:frame presentation:style-name="pr8" draw:text-style-name="P1" draw:layer="layout" svg:width="14cm" svg:height="9.716cm" svg:x="1cm" svg:y="2.5cm" presentation:class="outline" presentation:user-transformed="true">
          <draw:text-box>
            <text:list text:style-name="L3">
              <text:list-header>
                <text:p>Классы:</text:p>
              </text:list-header>
              <text:list-item>
                <text:p>Database- работы с базой данных</text:p>
              </text:list-item>
              <text:list-item>
                <text:p>MainWindow — титульный экран для выбора заметок</text:p>
              </text:list-item>
              <text:list-item>
                <text:p>NoteWindow — для ввода,сохранения,удаления заметок</text:p>
              </text:list-item>
            </text:list>
          </draw:text-box>
        </draw:frame>
        <draw:custom-shape draw:style-name="gr4" draw:text-style-name="P5" draw:layer="layout" svg:width="2.5cm" svg:height="10.5cm" svg:x="15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8" draw:text-style-name="P1" draw:layer="layout" svg:width="10.5cm" svg:height="5.216cm" svg:x="17cm" svg:y="4.284cm" presentation:class="outline" presentation:user-transformed="true">
          <draw:text-box>
            <text:list text:style-name="L3">
              <text:list-header>
                <text:p>В проекте использовались разные виджеты,работа с текстовыми файлами и работа с базой данных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9" draw:layer="layout" svg:width="11.5cm" svg:height="5.5cm" svg:x="1cm" svg:y="0.5cm" presentation:class="subtitle" presentation:user-transformed="true">
          <draw:text-box>
            <text:p text:style-name="P8"><text:span text:style-name="T2">Я сделал проект таким,каким я себе её представлял</text:span></text:p>
          </draw:text-box>
        </draw:frame>
        <draw:frame presentation:style-name="pr8" draw:text-style-name="P1" draw:layer="layout" svg:width="12.5cm" svg:height="8.216cm" svg:x="0.5cm" svg:y="5.5cm" presentation:class="outline" presentation:user-transformed="true">
          <draw:text-box>
            <text:list text:style-name="L3">
              <text:list-header>
                <text:p>Но можно было добавить:</text:p>
              </text:list-header>
              <text:list-item>
                <text:p>Функцию для добавления на заметку пароля</text:p>
              </text:list-item>
              <text:list-item>
                <text:p>Функцию сортировки базы данных.</text:p>
              </text:list-item>
              <text:list-item>
                <text:p>Функцию очистки базы данных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Ligera" style:font-family-generic="modern" style:font-pitch="fixed"/>
    <style:font-face style:name="Source Code Pro Black1" svg:font-family="'Source Code Pro Black'" style:font-family-generic="modern" style:font-pitch="fixed"/>
    <style:font-face style:name="Source Code Pro Black2" svg:font-family="'Source Code Pro Black'" style:font-adornments="Ligera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Tahoma" svg:font-family="Tahoma" style:font-family-generic="system" style:font-pitch="variable"/>
    <style:font-face style:name="XO Oriel" svg:font-family="'XO Oriel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9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9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5T16:02:31.132000000</meta:creation-date>
    <meta:editing-duration>PT21M8S</meta:editing-duration>
    <meta:editing-cycles>3</meta:editing-cycles>
    <meta:generator>Редактор_презентаций/2.3.1.1.0$Windows_X86_64 LibreOffice_project/b087c9bfe1dcafb0a6de0363c57bc726d347755e</meta:generator>
    <dc:title>Vivid</dc:title>
    <dc:date>2024-11-15T17:12:55.136000000</dc:date>
    <meta:document-statistic meta:object-count="64"/>
  </office:meta>
</office:document-meta>
</file>